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aa322"/>
    </style:style>
    <style:style style:name="P6" style:family="paragraph" style:parent-style-name="Text_20_body">
      <style:text-properties officeooo:rsid="006cc8dc" officeooo:paragraph-rsid="006cc8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cc8dc" style:font-weight-asian="bold" style:font-weight-complex="bold"/>
    </style:style>
    <style:style style:name="T4" style:family="text">
      <style:text-properties officeooo:rsid="007adf72"/>
    </style:style>
    <style:style style:name="T5" style:family="text">
      <style:text-properties officeooo:rsid="007fd452"/>
    </style:style>
    <style:style style:name="T6" style:family="text">
      <style:text-properties officeooo:rsid="006b8e6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39712499056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1439712502592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Indica </text:span><text:span text:style-name="T6">qué</text:span><text:span text:style-name="T5"> harías para poder modificar las opciones de la BIOS sabiendo que está protegida por una contraseña desconocida.</text:span></text:p>
          </table:table-cell>
        </table:table-row>
      </table:table>
      <text:p text:style-name="Text_20_body"/>
      <text:p text:style-name="P6">Para modificar los datos de usuario o borrarlos, se podría cambiar la pila por otra, aunque esto también provocaría que las modificaciones hechas previamente volvieran a su estado por defecto. Otra opción sería buscar en el manual de la placa el método para resetear la BIOS (Jumpers o botón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2T20:30:37.237000000</dc:date>
    <meta:editing-duration>PT9H7M16S</meta:editing-duration>
    <meta:editing-cycles>158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6" meta:word-count="75" meta:character-count="453" meta:non-whitespace-character-count="382"/>
  </office:meta>
</office:document-meta>
</file>